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s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time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speedup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86067999" calcext:value-type="float">
            <text:p>10.586067999</text:p>
          </table:table-cell>
          <table:table-cell office:value-type="float" office:value="6.258169748" calcext:value-type="float">
            <text:p>6.25816974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 / [.$B3]" office:value-type="float" office:value="1" calcext:value-type="float">
            <text:p>1</text:p>
          </table:table-cell>
          <table:table-cell table:formula="of:=[.$C$3] / [.$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6208394" calcext:value-type="float">
            <text:p>5.76208394</text:p>
          </table:table-cell>
          <table:table-cell office:value-type="float" office:value="3.535831736" calcext:value-type="float">
            <text:p>3.53583173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 / [.$B4]" office:value-type="float" office:value="1.8371943396229" calcext:value-type="float">
            <text:p>1.8371943396229</text:p>
          </table:table-cell>
          <table:table-cell table:formula="of:=[.$C$3] / [.$C4]" office:value-type="float" office:value="1.76992860952137" calcext:value-type="float">
            <text:p>1.76992860952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50303706" calcext:value-type="float">
            <text:p>3.150303706</text:p>
          </table:table-cell>
          <table:table-cell office:value-type="float" office:value="1.9277057" calcext:value-type="float">
            <text:p>1.927705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 / [.$B5]" office:value-type="float" office:value="3.36033252249236" calcext:value-type="float">
            <text:p>3.36033252249236</text:p>
          </table:table-cell>
          <table:table-cell table:formula="of:=[.$C$3] / [.$C5]" office:value-type="float" office:value="3.2464342186673" calcext:value-type="float">
            <text:p>3.24643421866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68388867" calcext:value-type="float">
            <text:p>3.268388867</text:p>
          </table:table-cell>
          <table:table-cell office:value-type="float" office:value="1.521672746" calcext:value-type="float">
            <text:p>1.52167274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3] / [.$B6]" office:value-type="float" office:value="3.23892548585162" calcext:value-type="float">
            <text:p>3.23892548585162</text:p>
          </table:table-cell>
          <table:table-cell table:formula="of:=[.$C$3] / [.$C6]" office:value-type="float" office:value="4.11269096095121" calcext:value-type="float">
            <text:p>4.112690960951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700289241" calcext:value-type="float">
            <text:p>4.700289241</text:p>
          </table:table-cell>
          <table:table-cell office:value-type="float" office:value="1.618463018" calcext:value-type="float">
            <text:p>1.61846301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3] / [.$B7]" office:value-type="float" office:value="2.25221629057615" calcext:value-type="float">
            <text:p>2.25221629057615</text:p>
          </table:table-cell>
          <table:table-cell table:formula="of:=[.$C$3] / [.$C7]" office:value-type="float" office:value="3.86673632847878" calcext:value-type="float">
            <text:p>3.866736328478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89256082" calcext:value-type="float">
            <text:p>5.89256082</text:p>
          </table:table-cell>
          <table:table-cell office:value-type="float" office:value="1.764724901" calcext:value-type="float">
            <text:p>1.76472490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3] / [.$B8]" office:value-type="float" office:value="1.79651399830609" calcext:value-type="float">
            <text:p>1.79651399830609</text:p>
          </table:table-cell>
          <table:table-cell table:formula="of:=[.$C$3] / [.$C8]" office:value-type="float" office:value="3.54625797168371" calcext:value-type="float">
            <text:p>3.5462579716837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i5-8365U</text:p>
          </table:table-cell>
          <table:table-cell table:style-name="ce1" office:value-type="string" calcext:value-type="string">
            <text:p>i7-118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/co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string" calcext:value-type="string">
            <text:p>1.60 GHz</text:p>
          </table:table-cell>
          <table:table-cell table:style-name="ce1" office:value-type="string" calcext:value-type="string">
            <text:p>2.30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table:style-name="ce1" office:value-type="string" calcext:value-type="string">
            <text:p>16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table:style-name="ce1" office:value-type="string" calcext:value-type="string">
            <text:p>Arch Linux x86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1" office:value-type="string" calcext:value-type="string">
            <text:p>Portátil</text:p>
          </table:table-cell>
          <table:table-cell table:number-columns-repeated="4"/>
        </table:table-row>
        <table:table-row table:style-name="ro1">
          <table:table-cell>
            <draw:frame draw:z-index="1" draw:style-name="gr1" draw:text-style-name="P1" svg:width="4.1705in" svg:height="3.5453in" svg:x="0.0004in" svg:y="0.0004in">
              <draw:object draw:notify-on-update-of-ranges="Dataset1.A3:Dataset1.A8 Dataset1.B2:Dataset1.B2 Dataset1.B3:Dataset1.B8 Dataset1.A3:Dataset1.A8 Dataset1.C2:Dataset1.C2 Dataset1.C3:Dataset1.C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draw:z-index="0" draw:style-name="gr1" draw:text-style-name="P1" svg:width="4.1705in" svg:height="3.5453in" svg:x="0.0189in" svg:y="0.0004in">
              <draw:object draw:notify-on-update-of-ranges="Dataset1.E3:Dataset1.E8 Dataset1.F2:Dataset1.F2 Dataset1.F3:Dataset1.F8 Dataset1.E3:Dataset1.E8 Dataset1.G2:Dataset1.G2 Dataset1.G3:Dataset1.G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</table:table>
      <table:table table:name="Datas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time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speedup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719898941" calcext:value-type="float">
            <text:p>41.719898941</text:p>
          </table:table-cell>
          <table:table-cell office:value-type="float" office:value="25.950614193" calcext:value-type="float">
            <text:p>25.95061419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 / [.$B3]" office:value-type="float" office:value="1" calcext:value-type="float">
            <text:p>1</text:p>
          </table:table-cell>
          <table:table-cell table:formula="of:=[.$C$3] / [.$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489020339" calcext:value-type="float">
            <text:p>25.489020339</text:p>
          </table:table-cell>
          <table:table-cell office:value-type="float" office:value="14.18848599" calcext:value-type="float">
            <text:p>14.1884859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 / [.$B4]" office:value-type="float" office:value="1.63677922439277" calcext:value-type="float">
            <text:p>1.63677922439277</text:p>
          </table:table-cell>
          <table:table-cell table:formula="of:=[.$C$3] / [.$C4]" office:value-type="float" office:value="1.82899107144271" calcext:value-type="float">
            <text:p>1.82899107144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829988015" calcext:value-type="float">
            <text:p>16.829988015</text:p>
          </table:table-cell>
          <table:table-cell office:value-type="float" office:value="7.712420526" calcext:value-type="float">
            <text:p>7.71242052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 / [.$B5]" office:value-type="float" office:value="2.47890247478587" calcext:value-type="float">
            <text:p>2.47890247478587</text:p>
          </table:table-cell>
          <table:table-cell table:formula="of:=[.$C$3] / [.$C5]" office:value-type="float" office:value="3.364782055843" calcext:value-type="float">
            <text:p>3.3647820558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153301674" calcext:value-type="float">
            <text:p>18.153301674</text:p>
          </table:table-cell>
          <table:table-cell office:value-type="float" office:value="5.565532582" calcext:value-type="float">
            <text:p>5.56553258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3] / [.$B6]" office:value-type="float" office:value="2.29819895522109" calcext:value-type="float">
            <text:p>2.29819895522109</text:p>
          </table:table-cell>
          <table:table-cell table:formula="of:=[.$C$3] / [.$C6]" office:value-type="float" office:value="4.66273690983847" calcext:value-type="float">
            <text:p>4.662736909838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847300605" calcext:value-type="float">
            <text:p>19.847300605</text:p>
          </table:table-cell>
          <table:table-cell office:value-type="float" office:value="5.610880686" calcext:value-type="float">
            <text:p>5.61088068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3] / [.$B7]" office:value-type="float" office:value="2.10204398932164" calcext:value-type="float">
            <text:p>2.10204398932164</text:p>
          </table:table-cell>
          <table:table-cell table:formula="of:=[.$C$3] / [.$C7]" office:value-type="float" office:value="4.62505186712502" calcext:value-type="float">
            <text:p>4.625051867125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.922964043" calcext:value-type="float">
            <text:p>19.922964043</text:p>
          </table:table-cell>
          <table:table-cell office:value-type="float" office:value="6.633872082" calcext:value-type="float">
            <text:p>6.63387208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3] / [.$B8]" office:value-type="float" office:value="2.09406084611483" calcext:value-type="float">
            <text:p>2.09406084611483</text:p>
          </table:table-cell>
          <table:table-cell table:formula="of:=[.$C$3] / [.$C8]" office:value-type="float" office:value="3.91183518045412" calcext:value-type="float">
            <text:p>3.911835180454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i5-8365U</text:p>
          </table:table-cell>
          <table:table-cell table:style-name="ce1" office:value-type="string" calcext:value-type="string">
            <text:p>i7-118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/co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string" calcext:value-type="string">
            <text:p>1.60 GHz</text:p>
          </table:table-cell>
          <table:table-cell table:style-name="ce1" office:value-type="string" calcext:value-type="string">
            <text:p>2.30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table:style-name="ce1" office:value-type="string" calcext:value-type="string">
            <text:p>16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table:style-name="ce1" office:value-type="string" calcext:value-type="string">
            <text:p>Arch Linux x86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1" office:value-type="string" calcext:value-type="string">
            <text:p>Portátil</text:p>
          </table:table-cell>
          <table:table-cell table:number-columns-repeated="4"/>
        </table:table-row>
        <table:table-row table:style-name="ro1">
          <table:table-cell>
            <draw:frame draw:z-index="0" draw:style-name="gr1" draw:text-style-name="P1" svg:width="4.1705in" svg:height="3.5453in" svg:x="0.0004in" svg:y="0.0004in">
              <draw:object draw:notify-on-update-of-ranges="Dataset2.A3:Dataset2.A8 Dataset2.B2:Dataset2.B2 Dataset2.B3:Dataset2.B8 Dataset2.A3:Dataset2.A8 Dataset2.C2:Dataset2.C2 Dataset2.C3:Dataset2.C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draw:z-index="1" draw:style-name="gr1" draw:text-style-name="P1" svg:width="4.1705in" svg:height="3.5453in" svg:x="0.0189in" svg:y="0.0004in">
              <draw:object draw:notify-on-update-of-ranges="Dataset2.E3:Dataset2.E8 Dataset2.F2:Dataset2.F2 Dataset2.F3:Dataset2.F8 Dataset2.E3:Dataset2.E8 Dataset2.G2:Dataset2.G2 Dataset2.G3:Dataset2.G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</table:table>
      <table:table table:name="Datas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speedup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.998411468" calcext:value-type="float">
            <text:p>70.998411468</text:p>
          </table:table-cell>
          <table:table-cell office:value-type="float" office:value="43.71292694" calcext:value-type="float">
            <text:p>43.7129269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 / [.$B3]" office:value-type="float" office:value="1" calcext:value-type="float">
            <text:p>1</text:p>
          </table:table-cell>
          <table:table-cell table:formula="of:=[.$C$3] / [.$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.362016933" calcext:value-type="float">
            <text:p>41.362016933</text:p>
          </table:table-cell>
          <table:table-cell office:value-type="float" office:value="22.585874154" calcext:value-type="float">
            <text:p>22.58587415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 / [.$B4]" office:value-type="float" office:value="1.71651231570758" calcext:value-type="float">
            <text:p>1.71651231570758</text:p>
          </table:table-cell>
          <table:table-cell table:formula="of:=[.$C$3] / [.$C4]" office:value-type="float" office:value="1.93541001078581" calcext:value-type="float">
            <text:p>1.935410010785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973004051" calcext:value-type="float">
            <text:p>27.973004051</text:p>
          </table:table-cell>
          <table:table-cell office:value-type="float" office:value="12.43307589" calcext:value-type="float">
            <text:p>12.4330758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 / [.$B5]" office:value-type="float" office:value="2.53810464326808" calcext:value-type="float">
            <text:p>2.53810464326808</text:p>
          </table:table-cell>
          <table:table-cell table:formula="of:=[.$C$3] / [.$C5]" office:value-type="float" office:value="3.51585780757267" calcext:value-type="float">
            <text:p>3.515857807572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.57517865" calcext:value-type="float">
            <text:p>30.57517865</text:p>
          </table:table-cell>
          <table:table-cell office:value-type="float" office:value="8.10564488" calcext:value-type="float">
            <text:p>8.1056448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3] / [.$B6]" office:value-type="float" office:value="2.32209310306025" calcext:value-type="float">
            <text:p>2.32209310306025</text:p>
          </table:table-cell>
          <table:table-cell table:formula="of:=[.$C$3] / [.$C6]" office:value-type="float" office:value="5.39289934202003" calcext:value-type="float">
            <text:p>5.39289934202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849026102" calcext:value-type="float">
            <text:p>31.849026102</text:p>
          </table:table-cell>
          <table:table-cell office:value-type="float" office:value="8.411872925" calcext:value-type="float">
            <text:p>8.4118729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3] / [.$B7]" office:value-type="float" office:value="2.22921766086724" calcext:value-type="float">
            <text:p>2.22921766086724</text:p>
          </table:table-cell>
          <table:table-cell table:formula="of:=[.$C$3] / [.$C7]" office:value-type="float" office:value="5.19657480917069" calcext:value-type="float">
            <text:p>5.196574809170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.353753934" calcext:value-type="float">
            <text:p>31.353753934</text:p>
          </table:table-cell>
          <table:table-cell office:value-type="float" office:value="8.854892816" calcext:value-type="float">
            <text:p>8.8548928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3] / [.$B8]" office:value-type="float" office:value="2.2644309710873" calcext:value-type="float">
            <text:p>2.2644309710873</text:p>
          </table:table-cell>
          <table:table-cell table:formula="of:=[.$C$3] / [.$C8]" office:value-type="float" office:value="4.93658453561568" calcext:value-type="float">
            <text:p>4.936584535615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i5-8365U</text:p>
          </table:table-cell>
          <table:table-cell table:style-name="ce1" office:value-type="string" calcext:value-type="string">
            <text:p>i7-118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/co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string" calcext:value-type="string">
            <text:p>1.60 GHz</text:p>
          </table:table-cell>
          <table:table-cell table:style-name="ce1" office:value-type="string" calcext:value-type="string">
            <text:p>2.30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table:style-name="ce1" office:value-type="string" calcext:value-type="string">
            <text:p>16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table:style-name="ce1" office:value-type="string" calcext:value-type="string">
            <text:p>Arch Linux x86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1" office:value-type="string" calcext:value-type="string">
            <text:p>Portátil</text:p>
          </table:table-cell>
          <table:table-cell table:number-columns-repeated="4"/>
        </table:table-row>
        <table:table-row table:style-name="ro1">
          <table:table-cell>
            <draw:frame draw:z-index="0" draw:style-name="gr1" draw:text-style-name="P1" svg:width="4.1705in" svg:height="3.5453in" svg:x="0.0004in" svg:y="0.0004in">
              <draw:object draw:notify-on-update-of-ranges="Dataset3.A3:Dataset3.A8 Dataset3.B2:Dataset3.B2 Dataset3.B3:Dataset3.B8 Dataset3.A3:Dataset3.A8 Dataset3.C2:Dataset3.C2 Dataset3.C3:Dataset3.C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draw:z-index="1" draw:style-name="gr1" draw:text-style-name="P1" svg:width="4.1705in" svg:height="3.5453in" svg:x="0.0189in" svg:y="0.0004in">
              <draw:object draw:notify-on-update-of-ranges="Dataset3.E3:Dataset3.E8 Dataset3.F2:Dataset3.F2 Dataset3.F3:Dataset3.F8 Dataset3.E3:Dataset3.E8 Dataset3.G2:Dataset3.G2 Dataset3.G3:Dataset3.G8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</table:table>
      <table:table table:name="Dataset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speedup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.664112385" calcext:value-type="float">
            <text:p>73.664112385</text:p>
          </table:table-cell>
          <table:table-cell office:value-type="float" office:value="42.728404279" calcext:value-type="float">
            <text:p>42.72840427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 / [.$B3]" office:value-type="float" office:value="1" calcext:value-type="float">
            <text:p>1</text:p>
          </table:table-cell>
          <table:table-cell table:formula="of:=[.$C$3] / [.$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.822189926" calcext:value-type="float">
            <text:p>40.822189926</text:p>
          </table:table-cell>
          <table:table-cell office:value-type="float" office:value="21.68650914" calcext:value-type="float">
            <text:p>21.6865091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 / [.$B4]" office:value-type="float" office:value="1.80451152960029" calcext:value-type="float">
            <text:p>1.80451152960029</text:p>
          </table:table-cell>
          <table:table-cell table:formula="of:=[.$C$3] / [.$C4]" office:value-type="float" office:value="1.970275806178" calcext:value-type="float">
            <text:p>1.9702758061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.236084822" calcext:value-type="float">
            <text:p>29.236084822</text:p>
          </table:table-cell>
          <table:table-cell office:value-type="float" office:value="12.322361875" calcext:value-type="float">
            <text:p>12.3223618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 / [.$B5]" office:value-type="float" office:value="2.5196298626678" calcext:value-type="float">
            <text:p>2.5196298626678</text:p>
          </table:table-cell>
          <table:table-cell table:formula="of:=[.$C$3] / [.$C5]" office:value-type="float" office:value="3.46754986685538" calcext:value-type="float">
            <text:p>3.46754986685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.129377575" calcext:value-type="float">
            <text:p>31.129377575</text:p>
          </table:table-cell>
          <table:table-cell office:value-type="float" office:value="8.550053862" calcext:value-type="float">
            <text:p>8.55005386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3] / [.$B6]" office:value-type="float" office:value="2.36638564993859" calcext:value-type="float">
            <text:p>2.36638564993859</text:p>
          </table:table-cell>
          <table:table-cell table:formula="of:=[.$C$3] / [.$C6]" office:value-type="float" office:value="4.99744270254283" calcext:value-type="float">
            <text:p>4.997442702542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377601901" calcext:value-type="float">
            <text:p>31.377601901</text:p>
          </table:table-cell>
          <table:table-cell office:value-type="float" office:value="8.628139847" calcext:value-type="float">
            <text:p>8.62813984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3] / [.$B7]" office:value-type="float" office:value="2.34766546587655" calcext:value-type="float">
            <text:p>2.34766546587655</text:p>
          </table:table-cell>
          <table:table-cell table:formula="of:=[.$C$3] / [.$C7]" office:value-type="float" office:value="4.95221508189354" calcext:value-type="float">
            <text:p>4.952215081893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.318118749" calcext:value-type="float">
            <text:p>31.318118749</text:p>
          </table:table-cell>
          <table:table-cell office:value-type="float" office:value="9.275749392" calcext:value-type="float">
            <text:p>9.27574939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3] / [.$B8]" office:value-type="float" office:value="2.35212443555065" calcext:value-type="float">
            <text:p>2.35212443555065</text:p>
          </table:table-cell>
          <table:table-cell table:formula="of:=[.$C$3] / [.$C8]" office:value-type="float" office:value="4.60646385248956" calcext:value-type="float">
            <text:p>4.6064638524895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i5-8365U</text:p>
          </table:table-cell>
          <table:table-cell table:style-name="ce1" office:value-type="string" calcext:value-type="string">
            <text:p>i7-118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/co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string" calcext:value-type="string">
            <text:p>1.60 GHz</text:p>
          </table:table-cell>
          <table:table-cell table:style-name="ce1" office:value-type="string" calcext:value-type="string">
            <text:p>2.30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table:style-name="ce1" office:value-type="string" calcext:value-type="string">
            <text:p>16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table:style-name="ce1" office:value-type="string" calcext:value-type="string">
            <text:p>Arch Linux x86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1" office:value-type="string" calcext:value-type="string">
            <text:p>Portátil</text:p>
          </table:table-cell>
          <table:table-cell table:number-columns-repeated="4"/>
        </table:table-row>
        <table:table-row table:style-name="ro1">
          <table:table-cell>
            <draw:frame draw:z-index="0" draw:style-name="gr1" draw:text-style-name="P1" svg:width="4.1705in" svg:height="3.5453in" svg:x="0.0004in" svg:y="0.0004in">
              <draw:object draw:notify-on-update-of-ranges="Dataset4.A3:Dataset4.A8 Dataset4.B2:Dataset4.B2 Dataset4.B3:Dataset4.B8 Dataset4.A3:Dataset4.A8 Dataset4.C2:Dataset4.C2 Dataset4.C3:Dataset4.C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draw:z-index="1" draw:style-name="gr1" draw:text-style-name="P1" svg:width="4.1705in" svg:height="3.5453in" svg:x="0.0189in" svg:y="0.0004in">
              <draw:object draw:notify-on-update-of-ranges="Dataset4.E3:Dataset4.E8 Dataset4.F2:Dataset4.F2 Dataset4.F3:Dataset4.F8 Dataset4.E3:Dataset4.E8 Dataset4.G2:Dataset4.G2 Dataset4.G3:Dataset4.G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ataset1.A3:Dataset1.B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Dataset2.A3:Dataset2.B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set3.A3:Dataset3.B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Dataset4.A3:Dataset4.B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12:16:45.3369143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0T12:29:06.071246986</dc:date>
    <meta:editing-duration>PT1H49M6S</meta:editing-duration>
    <meta:editing-cycles>6</meta:editing-cycles>
    <meta:generator>LibreOffice/7.6.3.2$Linux_X86_64 LibreOffice_project/60$Build-2</meta:generator>
    <meta:document-statistic meta:table-count="4" meta:cell-count="272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66cm" svg:y="1.498cm" style:legend-expansion="custom" svg:width="3.168cm" svg:height="2.078cm" style:legend-expansion-aspect-ratio="1.52454282964389" chart:style-name="ch3"/>
        <chart:plot-area chart:style-name="ch4" table:cell-range-address="Dataset1.A3:Dataset1.C8 Dataset1.B2:Dataset1.C2" chart:data-source-has-labels="row" svg:x="0.624cm" svg:y="1.041cm" svg:width="9.772cm" svg:height="6.799cm">
          <chart:coordinate-region svg:x="1.245cm" svg:y="1.24cm" svg:width="9.044cm" svg:height="5.953cm"/>
          <chart:axis chart:dimension="x" chart:name="primary-x" chart:style-name="ch5">
            <chart:title svg:x="4.857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1.B3:Dataset1.B8" chart:label-cell-address="Dataset1.B2:Dataset1.B2" chart:class="chart:scatter">
            <chart:domain table:cell-range-address="Dataset1.A3:Dataset1.A8"/>
            <chart:data-point chart:repeated="6"/>
          </chart:series>
          <chart:series chart:style-name="ch11" chart:values-cell-range-address="Dataset1.C3:Dataset1.C8" chart:label-cell-address="Dataset1.C2:Dataset1.C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P Elitebook 840 G6</text:p>
                <draw:g>
                  <svg:desc>Dataset1.B2:Dataset1.B2</svg:desc>
                </draw:g>
              </table:table-cell>
              <table:table-cell office:value-type="string">
                <text:p>AORUS 15P KD 993AD</text:p>
                <draw:g>
                  <svg:desc>Dataset1.C2:Datas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1.A3:Dataset1.A8</svg:desc>
                </draw:g>
              </table:table-cell>
              <table:table-cell office:value-type="float" office:value="10.586067999">
                <text:p>10.586067999</text:p>
                <draw:g>
                  <svg:desc>Dataset1.B3:Dataset1.B8</svg:desc>
                </draw:g>
              </table:table-cell>
              <table:table-cell office:value-type="float" office:value="6.258169748">
                <text:p>6.258169748</text:p>
                <draw:g>
                  <svg:desc>Dataset1.C3:Datas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76208394">
                <text:p>5.76208394</text:p>
              </table:table-cell>
              <table:table-cell office:value-type="float" office:value="3.535831736">
                <text:p>3.535831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150303706">
                <text:p>3.150303706</text:p>
              </table:table-cell>
              <table:table-cell office:value-type="float" office:value="1.9277057">
                <text:p>1.9277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268388867">
                <text:p>3.268388867</text:p>
              </table:table-cell>
              <table:table-cell office:value-type="float" office:value="1.521672746">
                <text:p>1.521672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700289241">
                <text:p>4.700289241</text:p>
              </table:table-cell>
              <table:table-cell office:value-type="float" office:value="1.618463018">
                <text:p>1.618463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.89256082">
                <text:p>5.89256082</text:p>
              </table:table-cell>
              <table:table-cell office:value-type="float" office:value="1.764724901">
                <text:p>1.764724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66cm" svg:y="1.498cm" style:legend-expansion="custom" svg:width="3.168cm" svg:height="2.078cm" style:legend-expansion-aspect-ratio="1.52454282964389" chart:style-name="ch3"/>
        <chart:plot-area chart:style-name="ch4" table:cell-range-address="Dataset2.A3:Dataset2.C8 Dataset2.B2:Dataset2.C2" chart:data-source-has-labels="row" svg:x="0.624cm" svg:y="1.041cm" svg:width="9.772cm" svg:height="6.799cm">
          <chart:coordinate-region svg:x="1.245cm" svg:y="1.24cm" svg:width="9.044cm" svg:height="5.953cm"/>
          <chart:axis chart:dimension="x" chart:name="primary-x" chart:style-name="ch5">
            <chart:title svg:x="4.857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2.B3:Dataset2.B8" chart:label-cell-address="Dataset2.B2:Dataset2.B2" chart:class="chart:scatter">
            <chart:domain table:cell-range-address="Dataset2.A3:Dataset2.A8"/>
            <chart:data-point chart:repeated="6"/>
          </chart:series>
          <chart:series chart:style-name="ch11" chart:values-cell-range-address="Dataset2.C3:Dataset2.C8" chart:label-cell-address="Dataset2.C2:Dataset2.C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P Elitebook 840 G6</text:p>
                <draw:g>
                  <svg:desc>Dataset2.B2:Dataset2.B2</svg:desc>
                </draw:g>
              </table:table-cell>
              <table:table-cell office:value-type="string">
                <text:p>AORUS 15P KD 993AD</text:p>
                <draw:g>
                  <svg:desc>Dataset2.C2:Datas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2.A3:Dataset2.A8</svg:desc>
                </draw:g>
              </table:table-cell>
              <table:table-cell office:value-type="float" office:value="41.719898941">
                <text:p>41.719898941</text:p>
                <draw:g>
                  <svg:desc>Dataset2.B3:Dataset2.B8</svg:desc>
                </draw:g>
              </table:table-cell>
              <table:table-cell office:value-type="float" office:value="25.950614193">
                <text:p>25.950614193</text:p>
                <draw:g>
                  <svg:desc>Dataset2.C3:Dataset2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489020339">
                <text:p>25.489020339</text:p>
              </table:table-cell>
              <table:table-cell office:value-type="float" office:value="14.18848599">
                <text:p>14.18848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6.829988015">
                <text:p>16.829988015</text:p>
              </table:table-cell>
              <table:table-cell office:value-type="float" office:value="7.712420526">
                <text:p>7.712420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8.153301674">
                <text:p>18.153301674</text:p>
              </table:table-cell>
              <table:table-cell office:value-type="float" office:value="5.565532582">
                <text:p>5.565532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.847300605">
                <text:p>19.847300605</text:p>
              </table:table-cell>
              <table:table-cell office:value-type="float" office:value="5.610880686">
                <text:p>5.610880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9.922964043">
                <text:p>19.922964043</text:p>
              </table:table-cell>
              <table:table-cell office:value-type="float" office:value="6.633872082">
                <text:p>6.633872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66cm" svg:y="1.498cm" style:legend-expansion="custom" svg:width="3.168cm" svg:height="2.078cm" style:legend-expansion-aspect-ratio="1.52454282964389" chart:style-name="ch3"/>
        <chart:plot-area chart:style-name="ch4" table:cell-range-address="Dataset3.A3:Dataset3.C8 Dataset3.B2:Dataset3.C2" chart:data-source-has-labels="row" svg:x="0.624cm" svg:y="1.04cm" svg:width="9.772cm" svg:height="6.8cm">
          <chart:coordinate-region svg:x="1.245cm" svg:y="1.24cm" svg:width="9.044cm" svg:height="5.953cm"/>
          <chart:axis chart:dimension="x" chart:name="primary-x" chart:style-name="ch5">
            <chart:title svg:x="4.857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3.B3:Dataset3.B8" chart:label-cell-address="Dataset3.B2:Dataset3.B2" chart:class="chart:scatter">
            <chart:domain table:cell-range-address="Dataset3.A3:Dataset3.A8"/>
            <chart:data-point chart:repeated="6"/>
          </chart:series>
          <chart:series chart:style-name="ch11" chart:values-cell-range-address="Dataset3.C3:Dataset3.C8" chart:label-cell-address="Dataset3.C2:Dataset3.C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P Elitebook 840 G6</text:p>
                <draw:g>
                  <svg:desc>Dataset3.B2:Dataset3.B2</svg:desc>
                </draw:g>
              </table:table-cell>
              <table:table-cell office:value-type="string">
                <text:p>AORUS 15P KD 993AD</text:p>
                <draw:g>
                  <svg:desc>Dataset3.C2:Dataset3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3.A3:Dataset3.A8</svg:desc>
                </draw:g>
              </table:table-cell>
              <table:table-cell office:value-type="float" office:value="70.998411468">
                <text:p>70.998411468</text:p>
                <draw:g>
                  <svg:desc>Dataset3.B3:Dataset3.B8</svg:desc>
                </draw:g>
              </table:table-cell>
              <table:table-cell office:value-type="float" office:value="43.71292694">
                <text:p>43.71292694</text:p>
                <draw:g>
                  <svg:desc>Dataset3.C3:Dataset3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1.362016933">
                <text:p>41.362016933</text:p>
              </table:table-cell>
              <table:table-cell office:value-type="float" office:value="22.585874154">
                <text:p>22.585874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7.973004051">
                <text:p>27.973004051</text:p>
              </table:table-cell>
              <table:table-cell office:value-type="float" office:value="12.43307589">
                <text:p>12.43307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0.57517865">
                <text:p>30.57517865</text:p>
              </table:table-cell>
              <table:table-cell office:value-type="float" office:value="8.10564488">
                <text:p>8.10564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1.849026102">
                <text:p>31.849026102</text:p>
              </table:table-cell>
              <table:table-cell office:value-type="float" office:value="8.411872925">
                <text:p>8.411872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1.353753934">
                <text:p>31.353753934</text:p>
              </table:table-cell>
              <table:table-cell office:value-type="float" office:value="8.854892816">
                <text:p>8.8548928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66cm" svg:y="1.498cm" style:legend-expansion="custom" svg:width="3.168cm" svg:height="2.078cm" style:legend-expansion-aspect-ratio="1.52454282964389" chart:style-name="ch3"/>
        <chart:plot-area chart:style-name="ch4" table:cell-range-address="Dataset4.A3:Dataset4.C8 Dataset4.B2:Dataset4.C2" chart:data-source-has-labels="row" svg:x="0.624cm" svg:y="1.04cm" svg:width="9.772cm" svg:height="6.8cm">
          <chart:coordinate-region svg:x="1.245cm" svg:y="1.24cm" svg:width="9.044cm" svg:height="5.953cm"/>
          <chart:axis chart:dimension="x" chart:name="primary-x" chart:style-name="ch5">
            <chart:title svg:x="4.857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4.B3:Dataset4.B8" chart:label-cell-address="Dataset4.B2:Dataset4.B2" chart:class="chart:scatter">
            <chart:domain table:cell-range-address="Dataset4.A3:Dataset4.A8"/>
            <chart:data-point chart:repeated="6"/>
          </chart:series>
          <chart:series chart:style-name="ch11" chart:values-cell-range-address="Dataset4.C3:Dataset4.C8" chart:label-cell-address="Dataset4.C2:Dataset4.C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P Elitebook 840 G6</text:p>
                <draw:g>
                  <svg:desc>Dataset4.B2:Dataset4.B2</svg:desc>
                </draw:g>
              </table:table-cell>
              <table:table-cell office:value-type="string">
                <text:p>AORUS 15P KD 993AD</text:p>
                <draw:g>
                  <svg:desc>Dataset4.C2:Dataset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4.A3:Dataset4.A8</svg:desc>
                </draw:g>
              </table:table-cell>
              <table:table-cell office:value-type="float" office:value="73.664112385">
                <text:p>73.664112385</text:p>
                <draw:g>
                  <svg:desc>Dataset4.B3:Dataset4.B8</svg:desc>
                </draw:g>
              </table:table-cell>
              <table:table-cell office:value-type="float" office:value="42.728404279">
                <text:p>42.728404279</text:p>
                <draw:g>
                  <svg:desc>Dataset4.C3:Dataset4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.822189926">
                <text:p>40.822189926</text:p>
              </table:table-cell>
              <table:table-cell office:value-type="float" office:value="21.68650914">
                <text:p>21.68650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9.236084822">
                <text:p>29.236084822</text:p>
              </table:table-cell>
              <table:table-cell office:value-type="float" office:value="12.322361875">
                <text:p>12.32236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1.129377575">
                <text:p>31.129377575</text:p>
              </table:table-cell>
              <table:table-cell office:value-type="float" office:value="8.550053862">
                <text:p>8.550053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1.377601901">
                <text:p>31.377601901</text:p>
              </table:table-cell>
              <table:table-cell office:value-type="float" office:value="8.628139847">
                <text:p>8.628139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1.318118749">
                <text:p>31.318118749</text:p>
              </table:table-cell>
              <table:table-cell office:value-type="float" office:value="9.275749392">
                <text:p>9.2757493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title svg:x="4.301cm" svg:y="0.316cm" chart:style-name="ch2">
          <text:p>main-title</text:p>
        </chart:title>
        <chart:subtitle svg:x="0cm" svg:y="0cm" chart:style-name="ch3">
          <text:p/>
        </chart:subtitle>
        <chart:legend chart:legend-position="end" svg:x="6.879cm" svg:y="4.941cm" style:legend-expansion="custom" svg:width="3.168cm" svg:height="2.078cm" style:legend-expansion-aspect-ratio="1.52454282964389" chart:style-name="ch4"/>
        <chart:plot-area chart:style-name="ch5" table:cell-range-address="Dataset1.E3:Dataset1.G8 Dataset1.F2:Dataset1.G2" chart:data-source-has-labels="row" svg:x="0.518cm" svg:y="1.041cm" svg:width="9.878cm" svg:height="6.799cm">
          <chart:coordinate-region svg:x="1.245cm" svg:y="1.24cm" svg:width="9.044cm" svg:height="5.953cm"/>
          <chart:axis chart:dimension="x" chart:name="primary-x" chart:style-name="ch6">
            <chart:title svg:x="4.804cm" svg:y="8.02cm" chart:style-name="ch7">
              <text:p>Threads</text:p>
            </chart:title>
          </chart:axis>
          <chart:axis chart:dimension="y" chart:name="primary-y" chart:style-name="ch8">
            <chart:title svg:x="0cm" svg:y="4.854cm" chart:style-name="ch9">
              <text:p>Time</text:p>
            </chart:title>
            <chart:grid chart:style-name="ch10" chart:class="major"/>
          </chart:axis>
          <chart:series chart:style-name="ch11" chart:values-cell-range-address="Dataset1.F3:Dataset1.F8" chart:label-cell-address="Dataset1.F2:Dataset1.F2" chart:class="chart:scatter">
            <chart:domain table:cell-range-address="Dataset1.E3:Dataset1.E8"/>
            <chart:data-point chart:repeated="6"/>
          </chart:series>
          <chart:series chart:style-name="ch12" chart:values-cell-range-address="Dataset1.G3:Dataset1.G8" chart:label-cell-address="Dataset1.G2:Dataset1.G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P Elitebook 840 G6</text:p>
                <draw:g>
                  <svg:desc>Dataset1.F2:Dataset1.F2</svg:desc>
                </draw:g>
              </table:table-cell>
              <table:table-cell office:value-type="string">
                <text:p>AORUS 15P KD 993AD</text:p>
                <draw:g>
                  <svg:desc>Dataset1.G2:Datas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1.E3:Dataset1.E8</svg:desc>
                </draw:g>
              </table:table-cell>
              <table:table-cell office:value-type="float" office:value="1">
                <text:p>1</text:p>
                <draw:g>
                  <svg:desc>Dataset1.F3:Dataset1.F8</svg:desc>
                </draw:g>
              </table:table-cell>
              <table:table-cell office:value-type="float" office:value="1">
                <text:p>1</text:p>
                <draw:g>
                  <svg:desc>Dataset1.G3:Datas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371943396229">
                <text:p>1.8371943396229</text:p>
              </table:table-cell>
              <table:table-cell office:value-type="float" office:value="1.76992860952137">
                <text:p>1.76992860952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36033252249236">
                <text:p>3.36033252249236</text:p>
              </table:table-cell>
              <table:table-cell office:value-type="float" office:value="3.2464342186673">
                <text:p>3.2464342186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23892548585162">
                <text:p>3.23892548585162</text:p>
              </table:table-cell>
              <table:table-cell office:value-type="float" office:value="4.11269096095121">
                <text:p>4.11269096095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25221629057615">
                <text:p>2.25221629057615</text:p>
              </table:table-cell>
              <table:table-cell office:value-type="float" office:value="3.86673632847878">
                <text:p>3.86673632847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79651399830609">
                <text:p>1.79651399830609</text:p>
              </table:table-cell>
              <table:table-cell office:value-type="float" office:value="3.54625797168371">
                <text:p>3.546257971683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879cm" svg:y="4.941cm" style:legend-expansion="custom" svg:width="3.168cm" svg:height="2.078cm" style:legend-expansion-aspect-ratio="1.52454282964389" chart:style-name="ch3"/>
        <chart:plot-area chart:style-name="ch4" table:cell-range-address="Dataset2.E3:Dataset2.G8 Dataset2.F2:Dataset2.G2" chart:data-source-has-labels="row" svg:x="0.518cm" svg:y="1.04cm" svg:width="9.878cm" svg:height="6.8cm">
          <chart:coordinate-region svg:x="1.245cm" svg:y="1.24cm" svg:width="9.044cm" svg:height="5.953cm"/>
          <chart:axis chart:dimension="x" chart:name="primary-x" chart:style-name="ch5">
            <chart:title svg:x="4.804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2.F3:Dataset2.F8" chart:label-cell-address="Dataset2.F2:Dataset2.F2" chart:class="chart:scatter">
            <chart:domain table:cell-range-address="Dataset2.E3:Dataset2.E8"/>
            <chart:data-point chart:repeated="6"/>
          </chart:series>
          <chart:series chart:style-name="ch11" chart:values-cell-range-address="Dataset2.G3:Dataset2.G8" chart:label-cell-address="Dataset2.G2:Dataset2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P Elitebook 840 G6</text:p>
                <draw:g>
                  <svg:desc>Dataset2.F2:Dataset2.F2</svg:desc>
                </draw:g>
              </table:table-cell>
              <table:table-cell office:value-type="string">
                <text:p>AORUS 15P KD 993AD</text:p>
                <draw:g>
                  <svg:desc>Dataset2.G2:Dataset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2.E3:Dataset2.E8</svg:desc>
                </draw:g>
              </table:table-cell>
              <table:table-cell office:value-type="float" office:value="1">
                <text:p>1</text:p>
                <draw:g>
                  <svg:desc>Dataset2.F3:Dataset2.F8</svg:desc>
                </draw:g>
              </table:table-cell>
              <table:table-cell office:value-type="float" office:value="1">
                <text:p>1</text:p>
                <draw:g>
                  <svg:desc>Dataset2.G3:Dataset2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3677922439277">
                <text:p>1.63677922439277</text:p>
              </table:table-cell>
              <table:table-cell office:value-type="float" office:value="1.82899107144271">
                <text:p>1.82899107144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47890247478587">
                <text:p>2.47890247478587</text:p>
              </table:table-cell>
              <table:table-cell office:value-type="float" office:value="3.364782055843">
                <text:p>3.364782055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29819895522109">
                <text:p>2.29819895522109</text:p>
              </table:table-cell>
              <table:table-cell office:value-type="float" office:value="4.66273690983847">
                <text:p>4.66273690983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10204398932164">
                <text:p>2.10204398932164</text:p>
              </table:table-cell>
              <table:table-cell office:value-type="float" office:value="4.62505186712502">
                <text:p>4.62505186712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.09406084611483">
                <text:p>2.09406084611483</text:p>
              </table:table-cell>
              <table:table-cell office:value-type="float" office:value="3.91183518045412">
                <text:p>3.911835180454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879cm" svg:y="4.941cm" style:legend-expansion="custom" svg:width="3.168cm" svg:height="2.078cm" style:legend-expansion-aspect-ratio="1.52454282964389" chart:style-name="ch3"/>
        <chart:plot-area chart:style-name="ch4" table:cell-range-address="Dataset3.E3:Dataset3.G8 Dataset3.F2:Dataset3.G2" chart:data-source-has-labels="row" svg:x="0.809cm" svg:y="1.041cm" svg:width="9.587cm" svg:height="6.799cm">
          <chart:coordinate-region svg:x="1.245cm" svg:y="1.24cm" svg:width="9.044cm" svg:height="5.953cm"/>
          <chart:axis chart:dimension="x" chart:name="primary-x" chart:style-name="ch5">
            <chart:title svg:x="4.949cm" svg:y="8.02cm" chart:style-name="ch6">
              <text:p>Threads</text:p>
            </chart:title>
          </chart:axis>
          <chart:axis chart:dimension="y" chart:name="primary-y" chart:style-name="ch7">
            <chart:title svg:x="0.038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3.F3:Dataset3.F8" chart:label-cell-address="Dataset3.F2:Dataset3.F2" chart:class="chart:scatter">
            <chart:domain table:cell-range-address="Dataset3.E3:Dataset3.E8"/>
            <chart:data-point chart:repeated="6"/>
          </chart:series>
          <chart:series chart:style-name="ch11" chart:values-cell-range-address="Dataset3.G3:Dataset3.G8" chart:label-cell-address="Dataset3.G2:Dataset3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P Elitebook 840 G6</text:p>
                <draw:g>
                  <svg:desc>Dataset3.F2:Dataset3.F2</svg:desc>
                </draw:g>
              </table:table-cell>
              <table:table-cell office:value-type="string">
                <text:p>AORUS 15P KD 993AD</text:p>
                <draw:g>
                  <svg:desc>Dataset3.G2:Dataset3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3.E3:Dataset3.E8</svg:desc>
                </draw:g>
              </table:table-cell>
              <table:table-cell office:value-type="float" office:value="1">
                <text:p>1</text:p>
                <draw:g>
                  <svg:desc>Dataset3.F3:Dataset3.F8</svg:desc>
                </draw:g>
              </table:table-cell>
              <table:table-cell office:value-type="float" office:value="1">
                <text:p>1</text:p>
                <draw:g>
                  <svg:desc>Dataset3.G3:Dataset3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1651231570758">
                <text:p>1.71651231570758</text:p>
              </table:table-cell>
              <table:table-cell office:value-type="float" office:value="1.93541001078581">
                <text:p>1.93541001078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53810464326808">
                <text:p>2.53810464326808</text:p>
              </table:table-cell>
              <table:table-cell office:value-type="float" office:value="3.51585780757267">
                <text:p>3.51585780757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32209310306025">
                <text:p>2.32209310306025</text:p>
              </table:table-cell>
              <table:table-cell office:value-type="float" office:value="5.39289934202003">
                <text:p>5.39289934202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22921766086724">
                <text:p>2.22921766086724</text:p>
              </table:table-cell>
              <table:table-cell office:value-type="float" office:value="5.19657480917069">
                <text:p>5.19657480917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.2644309710873">
                <text:p>2.2644309710873</text:p>
              </table:table-cell>
              <table:table-cell office:value-type="float" office:value="4.93658453561568">
                <text:p>4.936584535615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879cm" svg:y="4.941cm" style:legend-expansion="custom" svg:width="3.168cm" svg:height="2.078cm" style:legend-expansion-aspect-ratio="1.52454282964389" chart:style-name="ch3"/>
        <chart:plot-area chart:style-name="ch4" table:cell-range-address="Dataset4.E3:Dataset4.G8 Dataset4.F2:Dataset4.G2" chart:data-source-has-labels="row" svg:x="0.809cm" svg:y="1.041cm" svg:width="9.587cm" svg:height="6.799cm">
          <chart:coordinate-region svg:x="1.245cm" svg:y="1.24cm" svg:width="9.044cm" svg:height="5.953cm"/>
          <chart:axis chart:dimension="x" chart:name="primary-x" chart:style-name="ch5">
            <chart:title svg:x="4.949cm" svg:y="8.02cm" chart:style-name="ch6">
              <text:p>Threads</text:p>
            </chart:title>
          </chart:axis>
          <chart:axis chart:dimension="y" chart:name="primary-y" chart:style-name="ch7">
            <chart:title svg:x="0.038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4.F3:Dataset4.F8" chart:label-cell-address="Dataset4.F2:Dataset4.F2" chart:class="chart:scatter">
            <chart:domain table:cell-range-address="Dataset4.E3:Dataset4.E8"/>
            <chart:data-point chart:repeated="6"/>
          </chart:series>
          <chart:series chart:style-name="ch11" chart:values-cell-range-address="Dataset4.G3:Dataset4.G8" chart:label-cell-address="Dataset4.G2:Dataset4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P Elitebook 840 G6</text:p>
                <draw:g>
                  <svg:desc>Dataset4.F2:Dataset4.F2</svg:desc>
                </draw:g>
              </table:table-cell>
              <table:table-cell office:value-type="string">
                <text:p>AORUS 15P KD 993AD</text:p>
                <draw:g>
                  <svg:desc>Dataset4.G2:Dataset4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4.E3:Dataset4.E8</svg:desc>
                </draw:g>
              </table:table-cell>
              <table:table-cell office:value-type="float" office:value="1">
                <text:p>1</text:p>
                <draw:g>
                  <svg:desc>Dataset4.F3:Dataset4.F8</svg:desc>
                </draw:g>
              </table:table-cell>
              <table:table-cell office:value-type="float" office:value="1">
                <text:p>1</text:p>
                <draw:g>
                  <svg:desc>Dataset4.G3:Dataset4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0451152960029">
                <text:p>1.80451152960029</text:p>
              </table:table-cell>
              <table:table-cell office:value-type="float" office:value="1.970275806178">
                <text:p>1.970275806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5196298626678">
                <text:p>2.5196298626678</text:p>
              </table:table-cell>
              <table:table-cell office:value-type="float" office:value="3.46754986685538">
                <text:p>3.46754986685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36638564993859">
                <text:p>2.36638564993859</text:p>
              </table:table-cell>
              <table:table-cell office:value-type="float" office:value="4.99744270254283">
                <text:p>4.99744270254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34766546587655">
                <text:p>2.34766546587655</text:p>
              </table:table-cell>
              <table:table-cell office:value-type="float" office:value="4.95221508189354">
                <text:p>4.95221508189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.35212443555065">
                <text:p>2.35212443555065</text:p>
              </table:table-cell>
              <table:table-cell office:value-type="float" office:value="4.60646385248956">
                <text:p>4.606463852489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